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06B946791700B50037.png" manifest:media-type="image/png"/>
  <manifest:file-entry manifest:full-path="Pictures/10000000000001F7000000AE30A9D0C4A596C7E6.png" manifest:media-type="image/png"/>
  <manifest:file-entry manifest:full-path="Pictures/100000000000021D000000F9004DE1AE1BFABE53.png" manifest:media-type="image/png"/>
  <manifest:file-entry manifest:full-path="Pictures/100000000000025100000176DC88F185A25B09B1.png" manifest:media-type="image/png"/>
  <manifest:file-entry manifest:full-path="Pictures/10000000000002AD00000208F826D6A044D2978F.png" manifest:media-type="image/png"/>
  <manifest:file-entry manifest:full-path="Pictures/10000000000002AA000001650FFE61A64FB2CA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DIANTE <text:span text:style-name="T1">/ETC/HOSTS</text:span></text:p>
      <text:p text:style-name="Standard"/>
      <text:p text:style-name="Standard"><draw:frame draw:style-name="fr1" draw:name="Imagen1" text:anchor-type="paragraph" svg:width="12.622cm" svg:height="7.96cm" draw:z-index="0"><draw:image xlink:href="Pictures/100000000000025100000176DC88F185A25B09B1.png" xlink:type="simple" xlink:show="embed" xlink:actuate="onLoad"/></draw:frame></text:p>
      <text:p text:style-name="Standard"/>
      <text:p text:style-name="Standard"><draw:frame draw:style-name="fr1" draw:name="Imagen2" text:anchor-type="paragraph" svg:width="14.942cm" svg:height="7.821cm" draw:z-index="1"><draw:image xlink:href="Pictures/10000000000002AA000001650FFE61A64FB2CAED.png" xlink:type="simple" xlink:show="embed" xlink:actuate="onLoad"/></draw:frame></text:p>
      <text:p text:style-name="Standard"><draw:frame draw:style-name="fr2" draw:name="Imagen6" text:anchor-type="paragraph" svg:width="13.051cm" svg:height="6.008cm" draw:z-index="5"><draw:image xlink:href="Pictures/100000000000021D000000F9004DE1AE1BFABE53.png" xlink:type="simple" xlink:show="embed" xlink:actuate="onLoad"/></draw:frame></text:p>
      <text:p text:style-name="Standard"><draw:frame draw:style-name="fr2" draw:name="Imagen3" text:anchor-type="paragraph" svg:width="16.101cm" svg:height="12.222cm" draw:z-index="2"><draw:image xlink:href="Pictures/10000000000002AD00000208F826D6A044D2978F.png" xlink:type="simple" xlink:show="embed" xlink:actuate="onLoad"/></draw:frame><text:soft-page-break/></text:p>
      <text:p text:style-name="Standard"/>
      <text:p text:style-name="Standard"><draw:frame draw:style-name="fr1" draw:name="Imagen4" text:anchor-type="paragraph" svg:width="12.107cm" svg:height="4.187cm" draw:z-index="3"><draw:image xlink:href="Pictures/10000000000001F7000000AE30A9D0C4A596C7E6.png" xlink:type="simple" xlink:show="embed" xlink:actuate="onLoad"/></draw:frame></text:p>
      <text:p text:style-name="Standard"/>
      <text:p text:style-name="Standard"><draw:frame draw:style-name="fr3" draw:name="Imagen5" text:anchor-type="paragraph" svg:width="10.474cm" svg:height="5.487cm" draw:z-index="4"><draw:image xlink:href="Pictures/10000000000001F400000106B946791700B500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2:03:10.066406197</meta:creation-date>
    <dc:date>2021-12-16T13:13:19.162181101</dc:date>
    <meta:editing-duration>PT19M51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2" meta:paragraph-count="1" meta:word-count="2" meta:character-count="19" meta:non-whitespace-character-count="18"/>
  </office:meta>
</office:document-meta>
</file>